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51c" officeooo:paragraph-rsid="000cd51c"/>
    </style:style>
    <style:style style:name="P2" style:family="paragraph" style:parent-style-name="Standard">
      <style:text-properties officeooo:rsid="000cd51c" officeooo:paragraph-rsid="0010d160"/>
    </style:style>
    <style:style style:name="P3" style:family="paragraph" style:parent-style-name="Standard">
      <style:text-properties fo:color="#d4d4d4" loext:opacity="100%" officeooo:rsid="000cd51c" officeooo:paragraph-rsid="000cd51c" fo:background-color="#1e1e1e"/>
    </style:style>
    <style:style style:name="P4" style:family="paragraph" style:parent-style-name="Standard">
      <style:text-properties fo:color="#d4d4d4" loext:opacity="100%" officeooo:rsid="000cd51c" officeooo:paragraph-rsid="0010d160" fo:background-color="#1e1e1e"/>
    </style:style>
    <style:style style:name="P5" style:family="paragraph" style:parent-style-name="Standard">
      <style:text-properties fo:color="#d4d4d4" loext:opacity="100%" officeooo:rsid="000e5ee9" officeooo:paragraph-rsid="000cd51c" fo:background-color="#1e1e1e"/>
    </style:style>
    <style:style style:name="P6" style:family="paragraph" style:parent-style-name="Standard">
      <style:text-properties fo:color="#d4d4d4" loext:opacity="100%" officeooo:rsid="000e5ee9" officeooo:paragraph-rsid="0010d160" fo:background-color="#1e1e1e"/>
    </style:style>
    <style:style style:name="P7" style:family="paragraph" style:parent-style-name="Standard">
      <style:text-properties fo:color="#d4d4d4" loext:opacity="100%" officeooo:rsid="0010d160" officeooo:paragraph-rsid="0010d160" fo:background-color="#1e1e1e"/>
    </style:style>
    <style:style style:name="P8" style:family="paragraph" style:parent-style-name="Standard">
      <style:text-properties officeooo:rsid="000e5ee9" officeooo:paragraph-rsid="000e5ee9"/>
    </style:style>
    <style:style style:name="P9" style:family="paragraph" style:parent-style-name="Standard">
      <style:text-properties officeooo:rsid="000e5ee9" officeooo:paragraph-rsid="0010d160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d4d4d4" loext:opacity="100%" fo:background-color="#1e1e1e" loext:char-shading-value="0"/>
    </style:style>
    <style:style style:name="T3" style:family="text">
      <style:text-properties fo:color="#d4d4d4" loext:opacity="100%" style:font-name="Consolas" fo:font-size="10.5pt" fo:font-weight="normal" fo:background-color="#1e1e1e" loext:char-shading-value="0"/>
    </style:style>
    <style:style style:name="T4" style:family="text">
      <style:text-properties fo:color="#c586c0" loext:opacity="100%" style:font-name="Consolas" fo:font-size="10.5pt" fo:font-weight="normal"/>
    </style:style>
    <style:style style:name="T5" style:family="text">
      <style:text-properties fo:color="#c586c0" loext:opacity="100%" style:font-name="Consolas" fo:font-size="10.5pt" fo:font-weight="normal" fo:background-color="#1e1e1e" loext:char-shading-value="0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9cdcfe" loext:opacity="100%" style:font-name="Consolas" fo:font-size="10.5pt" fo:font-weight="normal" fo:background-color="#1e1e1e" loext:char-shading-value="0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fo:color="#569cd6" loext:opacity="100%" style:font-name="Consolas" fo:font-size="10.5pt" fo:font-weight="normal" fo:background-color="#1e1e1e" loext:char-shading-value="0"/>
    </style:style>
    <style:style style:name="T10" style:family="text">
      <style:text-properties officeooo:rsid="000fcd4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d160"/>
    </style:style>
    <style:style style:name="T13" style:family="text">
      <style:text-properties style:text-underline-style="solid" style:text-underline-width="auto" style:text-underline-color="font-color" officeooo:rsid="0010d160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1">if not</text:p>
      <text:p text:style-name="P1">and</text:p>
      <text:p text:style-name="P1">if not</text:p>
      <text:p text:style-name="P1"/>
      <text:p text:style-name="P1">if not</text:p>
      <text:p text:style-name="P1"/>
      <text:p text:style-name="P1">elif not</text:p>
      <text:p text:style-name="P1"/>
      <text:p text:style-name="P1"/>
      <text:p text:style-name="P1"><text:a xlink:type="simple" xlink:href="https://stackoverflow.com/questions/33565519/python-if-not-this-and-not-that" text:style-name="Internet_20_link" text:visited-style-name="Visited_20_Internet_20_Link">https://stackoverflow.com/questions/33565519/python-if-not-this-and-not-that</text:a></text:p>
      <text:p text:style-name="P1">if not in var1 and not in var2:</text:p>
      <text:p text:style-name="P1"><text:tab/>do something</text:p>
      <text:p text:style-name="P1"/>
      <text:p text:style-name="P8">if:</text:p>
      <text:p text:style-name="P8"><office:annotation office:name="__Annotation__6029_3287677083" loext:resolved="false"><dc:creator>Unknown Author</dc:creator><dc:date>2022-10-31T13:23:05.679000000</dc:date><text:p text:style-name="P10"><text:span text:style-name="T14">T if tag name is not in the list</text:span></text:p><text:p text:style-name="P10"><text:span text:style-name="T14">F if tag name is in the list</text:span></text:p><text:p text:style-name="P10"><text:span text:style-name="T14">T and T = T</text:span></text:p><text:p text:style-name="P10"><text:span text:style-name="T14">T and F = F</text:span></text:p><text:p text:style-name="P10"><text:span text:style-name="T14">F and F = F</text:span></text:p><text:p text:style-name="P10"><text:span text:style-name="T14"/></text:p><text:p text:style-name="P10"><text:span text:style-name="T14">if true</text:span></text:p><text:p text:style-name="P10"><text:span text:style-name="T14"/></text:p><text:p text:style-name="P10"><text:span text:style-name="T14">if AB and CD</text:span></text:p><text:p text:style-name="P10"><text:span text:style-name="T14">if AB == CD </text:span></text:p></office:annotation><text:tab/>tag name is <text:span text:style-name="T11">not in</text:span> listed elements<office:annotation-end office:name="__Annotation__6029_3287677083"/></text:p>
      <text:p text:style-name="P8"><text:tab/>and</text:p>
      <text:p text:style-name="P8"><text:tab/>tag name is <text:span text:style-name="T11">not in</text:span> whitelist</text:p>
      <text:p text:style-name="P8"><text:tab/><text:tab/>returns: true</text:p>
      <text:p text:style-name="P9"/>
      <text:p text:style-name="P2"><text:span text:style-name="T2">        </text:span><text:span text:style-name="T5">if</text:span><text:span text:style-name="T3"> </text:span><text:span text:style-name="T7">y</text:span><text:span text:style-name="T3"> </text:span><text:span text:style-name="T9">not</text:span><text:span text:style-name="T3"> </text:span><text:span text:style-name="T9">in</text:span><text:span text:style-name="T3"> </text:span><text:span text:style-name="T7">listedElements</text:span><text:span text:style-name="T3">:</text:span></text:p>
      <text:p text:style-name="P2"/>
      <text:p text:style-name="P4">        <text:span text:style-name="T4">if</text:span><text:span text:style-name="T1"> </text:span><text:span text:style-name="T6">y</text:span><text:span text:style-name="T1"> </text:span><text:span text:style-name="T8">not</text:span><text:span text:style-name="T1"> </text:span><text:span text:style-name="T8">in</text:span><text:span text:style-name="T1"> (</text:span><text:span text:style-name="T6">listedElements</text:span><text:span text:style-name="T1"> </text:span><text:span text:style-name="T8">and</text:span><text:span text:style-name="T1"> </text:span><text:span text:style-name="T6">elementWhiteList</text:span><text:span text:style-name="T1">):</text:span></text:p>
      <text:p text:style-name="P4"><text:span text:style-name="T1"># fixes syntax issue but returns every single tag in both lists that are found via the for loop</text:span></text:p>
      <text:p text:style-name="P4"><text:span text:style-name="T1"/></text:p>
      <text:p text:style-name="P4"><text:span text:style-name="T1">        </text:span><text:span text:style-name="T4">if</text:span><text:span text:style-name="T1"> </text:span><text:span text:style-name="T6">y</text:span><text:span text:style-name="T1"> (</text:span><text:span text:style-name="T4">not</text:span><text:span text:style-name="T1"> </text:span><text:span text:style-name="T4">in</text:span><text:span text:style-name="T1"> listedElements) </text:span><text:span text:style-name="T8">and</text:span><text:span text:style-name="T1"> (</text:span><text:span text:style-name="T8">not</text:span><text:span text:style-name="T1"> </text:span><text:span text:style-name="T8">in</text:span><text:span text:style-name="T1"> elementWhiteList):</text:span></text:p>
      <text:p text:style-name="P4"><text:span text:style-name="T1"># syntax error</text:span></text:p>
      <text:p text:style-name="P6"><text:span text:style-name="T1"/></text:p>
      <text:p text:style-name="P4"><text:span text:style-name="T1">        </text:span><text:span text:style-name="T4">if</text:span><text:span text:style-name="T1"> </text:span><text:span text:style-name="T6">y</text:span><text:span text:style-name="T1"> </text:span><text:span text:style-name="T8">not</text:span><text:span text:style-name="T1"> </text:span><text:span text:style-name="T8">in</text:span><text:span text:style-name="T1"> </text:span><text:span text:style-name="T6">listedElements</text:span><text:span text:style-name="T1"> </text:span><text:span text:style-name="T8">and</text:span><text:span text:style-name="T1"> </text:span><text:span text:style-name="T6">elementWhiteList</text:span><text:span text:style-name="T1">:</text:span></text:p>
      <text:p text:style-name="P7"><text:span text:style-name="T1"># returns proper output, but reads weird, need to explore</text:span></text:p>
      <text:p text:style-name="P1"/>
      <text:p text:style-name="P1">!<text:span text:style-name="T12">=, =, </text:span><text:span text:style-name="T13">and</text:span><text:span text:style-name="T12">, or, </text:span><text:span text:style-name="T13">not in</text:span><text:span text:style-name="T12">,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12:40:23.084000000</meta:creation-date>
    <dc:date>2022-10-31T13:50:21.798000000</dc:date>
    <meta:editing-duration>PT18M27S</meta:editing-duration>
    <meta:editing-cycles>1</meta:editing-cycles>
    <meta:document-statistic meta:table-count="0" meta:image-count="0" meta:object-count="0" meta:page-count="1" meta:paragraph-count="22" meta:word-count="104" meta:character-count="647" meta:non-whitespace-character-count="526"/>
    <meta:generator>LibreOffice/7.1.5.2$Windows_X86_64 LibreOffice_project/85f04e9f809797b8199d13c421bd8a2b025d52b5</meta:generator>
  </office:meta>
</office:document-meta>
</file>